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8284b"/>
    </style:style>
    <style:style style:name="T6" style:family="text">
      <style:text-properties officeooo:rsid="0049b6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6">4</text:span><text:a xlink:type="simple" xlink:href="https://CODERPROG.COM/MASTER-PRACTICAL-JAVA-DEVELOPMENT/1de" text:style-name="Internet_20_link" text:visited-style-name="Visited_20_Internet_20_Link"><text:span text:style-name="T6">de</text:span></text:a><text:span text:style-name="T6">5</text:span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1T18:32:38.312814803</dc:date>
    <meta:editing-duration>PT39M15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5" meta:non-whitespace-character-count="535"/>
  </office:meta>
</office:document-meta>
</file>